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chersPrinterTest.shouldDescribeString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tchersPrinterTest.shouldDescribeTypeInfoOnlyMarkedMatch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tchersPrinterTest.shouldGetArgumentsB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tchersPrinterTest.shouldGetArguments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tchersPrinterTest.shouldGetVerboseArgumentsEvenIfSomeMatchersAreNotVerb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tchersPrinterTest.shouldGetVerboseArgumentsInB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